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f56" officeooo:paragraph-rsid="00025f56"/>
    </style:style>
    <style:style style:name="T1" style:family="text">
      <style:text-properties officeooo:rsid="0002f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! This is my first archive <text:span text:style-name="T1">odt</text:span> open with pyt<text:span text:style-name="T1">h</text:span>on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1:52:18.979109091</meta:creation-date>
    <dc:date>2022-10-25T22:03:21.431051320</dc:date>
    <meta:editing-duration>PT4M12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3" meta:character-count="69" meta:non-whitespace-character-count="57"/>
  </office:meta>
</office:document-meta>
</file>